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75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2.44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48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2"/>
        <table:table-column table:style-name="co5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Права директории </text:p>
          </table:table-cell>
          <table:table-cell table:style-name="ce3" office:value-type="string" calcext:value-type="string">
            <text:p>Права файла</text:p>
          </table:table-cell>
          <table:table-cell table:style-name="ce1" office:value-type="string" calcext:value-type="string">
            <text:p>Создание файла</text:p>
          </table:table-cell>
          <table:table-cell table:style-name="ce1" office:value-type="string" calcext:value-type="string">
            <text:p>Удаление файла </text:p>
          </table:table-cell>
          <table:table-cell table:style-name="ce1" office:value-type="string" calcext:value-type="string">
            <text:p>Запись в файл </text:p>
          </table:table-cell>
          <table:table-cell table:style-name="ce1" office:value-type="string" calcext:value-type="string">
            <text:p>Чтение файла </text:p>
          </table:table-cell>
          <table:table-cell table:style-name="ce1" office:value-type="string" calcext:value-type="string">
            <text:p>Смена директории </text:p>
          </table:table-cell>
          <table:table-cell table:style-name="ce1" office:value-type="string" calcext:value-type="string">
            <text:p>Просмотр файлов в директории </text:p>
          </table:table-cell>
          <table:table-cell table:style-name="ce1" office:value-type="string" calcext:value-type="string">
            <text:p>Переименование файла </text:p>
          </table:table-cell>
          <table:table-cell table:style-name="ce1" office:value-type="string" calcext:value-type="string">
            <text:p>Смена атрибутов файла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------ (0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------ (000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------ (0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------ (00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------ (0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------ (000)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------ (0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------ (00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--x--- (01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--x--- (010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--x--- (01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--x--- (01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--x--- (01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--x--- (010)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--x--- (01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--x--- (01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-w---- (02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-w---- (02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-w---- (02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-w---- (02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-w---- (02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-w---- (02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-w---- (02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-w---- (02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-wx--- (03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-wx--- (03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-wx--- (03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-wx--- (03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-wx--- (03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-wx--- (03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-wx--- (03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-wx--- (03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r----- (04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r----- (04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r----- (04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r----- (04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r----- (04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r----- (04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r----- (04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r----- (04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r-x--- (05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r-x--- (05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r-x--- (05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r-x--- (05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r-x--- (05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r-x--- (05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r-x--- (05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r-x--- (05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rw---- (06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rw---- (06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rw---- (06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rw---- (060)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rw---- (06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rw---- (06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rw---- (06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rw---- (060)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rwx--- (07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rwx--- (07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rwx--- (07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rwx--- (070)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rwx--- (07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rwx--- (07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rwx--- (07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rwx--- (070)</text:p>
          </table:table-cell>
          <table:table-cell table:number-columns-repeated="8" office:value-type="string" calcext:value-type="string">
            <text:p>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.00.0000</text:date>, <text:time style:data-style-name="N2" text:time-value="15:39:28.01231907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9:08:41.853359177</meta:creation-date>
    <dc:date>2023-09-23T15:39:52.164352131</dc:date>
    <meta:editing-duration>PT10M25S</meta:editing-duration>
    <meta:editing-cycles>4</meta:editing-cycles>
    <meta:generator>LibreOffice/7.6.1.2$Linux_X86_64 LibreOffice_project/f5defcebd022c5bc36bbb79be232cb6926d8f674</meta:generator>
    <meta:document-statistic meta:table-count="1" meta:cell-count="650" meta:object-count="0"/>
  </office:meta>
</office:document-meta>
</file>